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8in"/>
    </style:style>
    <style:style style:name="co3" style:family="table-column">
      <style:table-column-properties fo:break-before="auto" style:column-width="0.9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 office:value-type="string">
            <text:p>ACBLscore Movements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office:value-type="string">
            <text:p><text:s/></text:p>
          </table:table-cell>
          <table:table-cell table:style-name="Default" table:number-columns-repeated="2"/>
          <table:table-cell table:number-columns-repeated="4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Tables</text:p>
          </table:table-cell>
          <table:table-cell/>
          <table:table-cell table:style-name="Default" office:value-type="string">
            <text:p>Howell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office:value-type="string">
            <text:p>Standard</text:p>
          </table:table-cell>
          <table:table-cell table:style-name="Default" office:value-type="string">
            <text:p>Alternate</text:p>
          </table:table-cell>
          <table:table-cell table:style-name="Default" office:value-type="string">
            <text:p>Groner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(3)9x27x27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3)1x3x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3)21x63x6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(5)5x25x25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5)1x5x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5)12x60x6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(7)4x28x28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7)1x7x7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7)9x63x63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(9)3x27x27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9)1x9x9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9)7x63x63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(11)2x22x22</text:p>
          </table:table-cell>
          <table:table-cell table:number-columns-repeated="2" office:value-type="string">
            <text:p>*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1)1x11x1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1)5x55x55</text:p>
          </table:table-cell>
          <table:table-cell table:number-columns-repeated="2"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(13)2x26x26</text:p>
          </table:table-cell>
          <table:table-cell table:number-columns-repeated="2" office:value-type="string">
            <text:p>*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(13)2x26x26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i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x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(13)2x26x26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(13)1x13x1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x</text:p>
          </table:table-cell>
          <table:table-cell office:value-type="string">
            <text:p>(13)4x52x5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>
            <text:p>Limits</text:p>
          </table:table-cell>
          <table:table-cell/>
          <table:table-cell table:style-name="Default" office:value-type="string">
            <text:p>Odd: 1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>
            <text:p>Even: 18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14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Eidson</meta:initial-creator>
    <meta:creation-date>2012-06-06T15:43:20</meta:creation-date>
    <dc:date>2013-02-20T14:38:31</dc:date>
    <dc:creator>Thomas Eidson</dc:creator>
    <meta:editing-duration>P1DT12H18M21S</meta:editing-duration>
    <meta:editing-cycles>11</meta:editing-cycles>
    <meta:generator>OpenOffice.org/3.4.1$Unix OpenOffice.org_project/341m1$Build-9593</meta:generator>
    <meta:document-statistic meta:table-count="3" meta:cell-count="143" meta:object-count="0"/>
  </office:meta>
</office:document-meta>
</file>